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9" table:formula="of:=SUM([.B3:.F3])" table:style-name="ce11">
            <text:p>3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style-name="ce10"/>
          <table:table-cell office:value-type="float" office:value="6" table:formula="of:=SUM([.H3:.L3])" table:style-name="ce11">
            <text:p>6</text:p>
          </table:table-cell>
          <table:table-cell table:style-name="ce12"/>
          <table:table-cell table:style-name="ce9"/>
          <table:table-cell office:value-type="float" office:value="5" table:style-name="ce9">
            <text:p>5</text:p>
          </table:table-cell>
          <table:table-cell table:style-name="ce9"/>
          <table:table-cell table:style-name="ce10"/>
          <table:table-cell office:value-type="float" office:value="5" table:formula="of:=SUM([.N3:.R3])" table:style-name="ce11">
            <text:p>5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50" table:formula="of:=SUM([.S3];[.M3];[.G3];[.Y3])" table:style-name="ce13">
            <text:p>5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B4:.F4])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4" table:formula="of:=SUM([.H4:.L4])" table:style-name="ce17">
            <text:p>4</text:p>
          </table:table-cell>
          <table:table-cell table:style-name="ce18"/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table:style-name="ce16"/>
          <table:table-cell office:value-type="float" office:value="4" table:formula="of:=SUM([.N4:.R4])" table:style-name="ce17">
            <text:p>4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16" table:formula="of:=SUM([.S4];[.M4];[.G4];[.Y4])" table:style-name="ce13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5:.F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H5:.L5])" table:style-name="ce17">
            <text:p>0</text:p>
          </table:table-cell>
          <table:table-cell table:style-name="ce18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0" table:formula="of:=SUM([.S5];[.M5];[.G5];[.Y5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6:.F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H6:.L6])" table:style-name="ce17">
            <text:p>0</text:p>
          </table:table-cell>
          <table:table-cell table:style-name="ce18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0" table:formula="of:=SUM([.S6];[.M6];[.G6];[.Y6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" table:formula="of:=SUM([.B7:.F7])" table:style-name="ce17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style-name="ce16"/>
          <table:table-cell office:value-type="float" office:value="5" table:formula="of:=SUM([.H7:.L7])" table:style-name="ce17">
            <text:p>5</text:p>
          </table:table-cell>
          <table:table-cell table:style-name="ce18"/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table:style-name="ce16"/>
          <table:table-cell office:value-type="float" office:value="7" table:formula="of:=SUM([.N7:.R7])" table:style-name="ce17">
            <text:p>7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26" table:formula="of:=SUM([.S7];[.M7];[.G7];[.Y7])" table:style-name="ce13">
            <text:p>26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formula="of:=SUM([.B8:.F8])" table:style-name="ce17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5" table:formula="of:=SUM([.H8:.L8])" table:style-name="ce17">
            <text:p>5</text:p>
          </table:table-cell>
          <table:table-cell table:style-name="ce18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N8:.R8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14" table:formula="of:=SUM([.S8];[.M8];[.G8];[.Y8])" table:style-name="ce13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B9:.F9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5" table:formula="of:=SUM([.H9:.L9])" table:style-name="ce17">
            <text:p>5</text:p>
          </table:table-cell>
          <table:table-cell table:style-name="ce18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N9:.R9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12" table:formula="of:=SUM([.S9];[.M9];[.G9];[.Y9])" table:style-name="ce13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B10:.F10])" table:style-name="ce17">
            <text:p>3</text:p>
          </table:table-cell>
          <table:table-cell table:style-name="ce18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H10:.L10])" table:style-name="ce17">
            <text:p>1</text:p>
          </table:table-cell>
          <table:table-cell table:style-name="ce18"/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16"/>
          <table:table-cell office:value-type="float" office:value="2" table:formula="of:=SUM([.N10:.R10])" table:style-name="ce17">
            <text:p>2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6" table:formula="of:=SUM([.S10];[.M10];[.G10];[.Y10])" table:style-name="ce13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" table:formula="of:=SUM([.B11:.F11])" table:style-name="ce24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style-name="ce23"/>
          <table:table-cell office:value-type="float" office:value="3" table:formula="of:=SUM([.H11:.L11])" table:style-name="ce24">
            <text:p>3</text:p>
          </table:table-cell>
          <table:table-cell table:style-name="ce21"/>
          <table:table-cell table:style-name="ce22"/>
          <table:table-cell office:value-type="float" office:value="3" table:style-name="ce22">
            <text:p>3</text:p>
          </table:table-cell>
          <table:table-cell table:style-name="ce25"/>
          <table:table-cell table:style-name="ce23"/>
          <table:table-cell office:value-type="float" office:value="3" table:formula="of:=SUM([.N11:.R11])" table:style-name="ce24">
            <text:p>3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10" table:formula="of:=SUM([.S11];[.M11];[.G11];[.Y11])" table:style-name="ce2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10" table:formula="of:=SUM([.C3:.C11])" table:style-name="ce29">
            <text:p>1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10" table:formula="of:=SUM([.E3:.E11])" table:style-name="ce29">
            <text:p>10</text:p>
          </table:table-cell>
          <table:table-cell office:value-type="float" office:value="13" table:formula="of:=SUM([.F3:.F11])" table:style-name="ce30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9" table:formula="of:=SUM([.H3:.H11])" table:style-name="ce28">
            <text:p>9</text:p>
          </table:table-cell>
          <table:table-cell office:value-type="float" office:value="8" table:formula="of:=SUM([.I3:.I11])" table:style-name="ce29">
            <text:p>8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0" table:formula="of:=SUM([.K3:.K11])" table:style-name="ce29">
            <text:p>0</text:p>
          </table:table-cell>
          <table:table-cell office:value-type="float" office:value="0" table:formula="of:=SUM([.L3:.L11])" table:style-name="ce30">
            <text:p>0</text:p>
          </table:table-cell>
          <table:table-cell office:value-type="float" office:value="29" table:formula="of:=SUM([.M3:.M11])" table:style-name="ce6">
            <text:p>29</text:p>
          </table:table-cell>
          <table:table-cell office:value-type="float" office:value="0" table:formula="of:=SUM([.N3:.N11])" table:style-name="ce28">
            <text:p>0</text:p>
          </table:table-cell>
          <table:table-cell office:value-type="float" office:value="0" table:formula="of:=SUM([.O3:.O11])" table:style-name="ce29">
            <text:p>0</text:p>
          </table:table-cell>
          <table:table-cell office:value-type="float" office:value="23" table:formula="of:=SUM([.P3:.P11])" table:style-name="ce29">
            <text:p>23</text:p>
          </table:table-cell>
          <table:table-cell office:value-type="float" office:value="0" table:formula="of:=SUM([.Q3:.Q11])" table:style-name="ce29">
            <text:p>0</text:p>
          </table:table-cell>
          <table:table-cell office:value-type="float" office:value="0" table:formula="of:=SUM([.R3:.R11])" table:style-name="ce30">
            <text:p>0</text:p>
          </table:table-cell>
          <table:table-cell office:value-type="float" office:value="23" table:formula="of:=SUM([.S3:.S11])" table:style-name="ce6">
            <text:p>23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134" table:formula="of:=SUM([.Z3:.Z11])" table:style-name="ce2">
            <text:p>134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10-04T20:31:11Z</meta:creation-date>
    <dc:date>2018-11-12T23:11:51Z</dc:date>
    <meta:editing-cycles>1</meta:editing-cycles>
    <meta:editing-duration>PT0S</meta:editing-duration>
  </office:meta>
</office:document-meta>
</file>